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6.157cm" svg:height="9.031cm" svg:x="1.093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6.157cm" svg:height="9.031cm" svg:x="1.593cm" svg:y="19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6.157cm" svg:height="9.031cm" svg:x="1.093cm" svg:y="10.4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15:22:01.961752726</meta:creation-date>
    <dc:date>2024-05-26T18:25:11.129663569</dc:date>
    <meta:editing-duration>PT19S</meta:editing-duration>
    <meta:editing-cycles>1</meta:editing-cycles>
    <meta:document-statistic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107" number:language="ru" number:country="RU">
      <number:number number:decimal-places="6" number:min-decimal-places="6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8cm" svg:height="9.032cm" xlink:href="." xlink:type="simple" chart:class="chart:line" chart:style-name="ch1">
        <chart:title svg:x="4.927cm" svg:y="0.316cm" chart:style-name="ch2">
          <text:p>Время работы функции Insert</text:p>
        </chart:title>
        <chart:subtitle svg:x="2.439cm" svg:y="1.275cm" chart:style-name="ch3">
          <text:p>было выполнено 1000 вызовов для каждого размера данных</text:p>
        </chart:subtitle>
        <chart:plot-area chart:style-name="ch4" chart:data-source-has-labels="both" svg:x="0.323cm" svg:y="2.138cm" svg:width="15.512cm" svg:height="6.714cm">
          <chart:coordinate-region svg:x="1.606cm" svg:y="2.338cm" svg:width="13.87cm" svg:height="5.86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^4</text:p>
              </table:table-cell>
              <table:table-cell office:value-type="float" office:value="0.000502">
                <text:p>0.000502</text:p>
              </table:table-cell>
            </table:table-row>
            <table:table-row>
              <table:table-cell office:value-type="string">
                <text:p>5*10^4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5*10^5</text:p>
              </table:table-cell>
              <table:table-cell office:value-type="float" office:value="0.000738">
                <text:p>0.000738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0.000785">
                <text:p>0.000785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0.000974">
                <text:p>0.000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107" number:language="ru" number:country="RU">
      <number:number number:decimal-places="6" number:min-decimal-places="6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8cm" svg:height="9.032cm" xlink:href="." xlink:type="simple" chart:class="chart:line" chart:style-name="ch1">
        <chart:title svg:x="4.265cm" svg:y="0.316cm" chart:style-name="ch2">
          <text:p>Время работы функции FindElement</text:p>
        </chart:title>
        <chart:subtitle svg:x="2.439cm" svg:y="1.275cm" chart:style-name="ch3">
          <text:p>было выполнено 1000 вызовов для каждого размера данных</text:p>
        </chart:subtitle>
        <chart:plot-area chart:style-name="ch4" chart:data-source-has-labels="both" svg:x="0.323cm" svg:y="2.138cm" svg:width="15.512cm" svg:height="6.714cm">
          <chart:coordinate-region svg:x="1.791cm" svg:y="2.338cm" svg:width="13.685cm" svg:height="5.86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^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5*10^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5*10^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0.000243">
                <text:p>0.000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107" number:language="ru" number:country="RU">
      <number:number number:decimal-places="6" number:min-decimal-places="6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8cm" svg:height="9.032cm" xlink:href="." xlink:type="simple" chart:class="chart:line" chart:style-name="ch1">
        <chart:title svg:x="4.675cm" svg:y="0.316cm" chart:style-name="ch2">
          <text:p>Время работы функции Remove</text:p>
        </chart:title>
        <chart:subtitle svg:x="2.439cm" svg:y="1.275cm" chart:style-name="ch3">
          <text:p>было выполнено 1000 вызовов для каждого размера данных</text:p>
        </chart:subtitle>
        <chart:plot-area chart:style-name="ch4" chart:data-source-has-labels="both" svg:x="0.323cm" svg:y="2.138cm" svg:width="15.512cm" svg:height="6.714cm">
          <chart:coordinate-region svg:x="1.606cm" svg:y="2.337cm" svg:width="13.87cm" svg:height="5.868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^4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5*10^4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0.000579">
                <text:p>0.000579</text:p>
              </table:table-cell>
            </table:table-row>
            <table:table-row>
              <table:table-cell office:value-type="string">
                <text:p>5*10^5</text:p>
              </table:table-cell>
              <table:table-cell office:value-type="float" office:value="0.000667">
                <text:p>0.000667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0.000715">
                <text:p>0.000715</text:p>
              </table:table-cell>
            </table:table-row>
            <table:table-row>
              <table:table-cell office:value-type="string">
                <text:p>5*10^6</text:p>
              </table:table-cell>
              <table:table-cell office:value-type="float" office:value="0.000821">
                <text:p>0.000821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0.000837">
                <text:p>0.0008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